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1EE63FC1E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14b" officeooo:paragraph-rsid="0007a14b"/>
    </style:style>
    <style:style style:name="P2" style:family="paragraph" style:parent-style-name="Header">
      <style:text-properties officeooo:rsid="00034a8a" officeooo:paragraph-rsid="00034a8a"/>
    </style:style>
    <style:style style:name="P3" style:family="paragraph" style:parent-style-name="Header">
      <style:text-properties officeooo:rsid="00034a8a" officeooo:paragraph-rsid="0004f519"/>
    </style:style>
    <style:style style:name="P4" style:family="paragraph" style:parent-style-name="Header">
      <style:paragraph-properties fo:margin-left="0cm" fo:margin-right="0cm" fo:text-indent="0cm" style:auto-text-indent="false"/>
      <style:text-properties officeooo:rsid="0004f519" officeooo:paragraph-rsid="0004f519"/>
    </style:style>
    <style:style style:name="P5" style:family="paragraph">
      <style:paragraph-properties fo:text-align="center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4f519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true" style:editable="false">
        <style:columns fo:column-count="2">
          <style:column style:rel-width="9513*" fo:start-indent="0cm" fo:end-indent="0.279cm"/>
          <style:column style:rel-width="9513*" fo:start-indent="0.279cm" fo:end-indent="0cm"/>
        </style:columns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01cm" svg:stroke-color="#000000" draw:marker-start-width="0.649cm" draw:marker-end-width="0.649cm" draw:fill="none" draw:fill-color="#ffffff" draw:textarea-vertical-align="middle" draw:auto-grow-height="false" draw:auto-grow-width="false" fo:min-height="1.697cm" fo:padding-top="0.199cm" fo:padding-bottom="0.199cm" fo:padding-left="0.199cm" fo:padding-right="0.199cm" style:run-through="foreground" style:wrap="run-through" style:number-wrapped-paragraphs="no-limit" style:vertical-pos="from-top" style:vertical-rel="paragraph-content" style:horizontal-pos="righ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Efector">
        <text:p text:style-name="P1">Efector: [EFECTOR_NOMBRE]</text:p>
        <text:p text:style-name="P1"/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1" fo:font-family="Verdan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 style:master-page-name="">
      <style:paragraph-properties fo:margin-left="4.5cm" fo:margin-right="0cm" fo:text-indent="0cm" style:auto-text-indent="false" style:page-number="auto" text:number-lines="false" text:line-number="0">
        <style:tab-stops>
          <style:tab-stop style:position="16.78cm" style:type="center"/>
          <style:tab-stop style:position="33.56cm" style:type="right"/>
        </style:tab-stops>
      </style:paragraph-properties>
      <style:text-properties style:font-name="Verdana1" fo:font-family="Verdana" style:font-style-name="Normal" style:font-family-generic="swiss" style:font-pitch="variabl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4a8a" officeooo:paragraph-rsid="00034a8a"/>
    </style:style>
    <style:style style:name="MP2" style:family="paragraph">
      <style:paragraph-properties fo:text-align="center"/>
      <style:text-properties style:font-name="Verdana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text-properties officeooo:rsid="00034a8a" officeooo:paragraph-rsid="0004f519"/>
    </style:style>
    <style:style style:name="MP4" style:family="paragraph" style:parent-style-name="Header">
      <style:paragraph-properties fo:margin-left="0cm" fo:margin-right="0cm" fo:text-indent="0cm" style:auto-text-indent="false"/>
      <style:text-properties officeooo:rsid="0004f519" officeooo:paragraph-rsid="0004f519"/>
    </style:style>
    <style:style style:name="M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MT2" style:family="text"/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101cm" svg:stroke-color="#000000" draw:marker-start-width="0.649cm" draw:marker-end-width="0.649cm" draw:fill="none" draw:fill-color="#ffffff" draw:textarea-vertical-align="middle" draw:auto-grow-height="false" draw:auto-grow-width="false" fo:min-height="1.697cm" fo:padding-top="0.199cm" fo:padding-bottom="0.199cm" fo:padding-left="0.199cm" fo:padding-right="0.199cm" style:run-through="foreground" style:wrap="run-through" style:number-wrapped-paragraphs="no-limit" style:vertical-pos="from-top" style:vertical-rel="paragraph-content" style:horizontal-pos="right" style:horizontal-rel="paragraph"/>
    </style:style>
    <style:page-layout style:name="Mpm1">
      <style:page-layout-properties fo:page-width="35.56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width="4.14cm" svg:height="1.6cm" draw:z-index="1"><draw:image xlink:href="Pictures/1000020100000500000001EE63FC1EF3.png" xlink:type="simple" xlink:show="embed" xlink:actuate="onLoad"/></draw:frame><draw:frame text:anchor-type="paragraph" draw:z-index="0" draw:style-name="Mgr1" draw:text-style-name="MP2" svg:width="4.762cm" svg:height="1.601cm" svg:x="28.797cm" svg:y="0cm"><draw:text-box><text:p text:style-name="MP2"><text:span text:style-name="MT1">Formulario F4</text:span></text:p></draw:text-box></draw:frame><text:span text:style-name="Strong_20_Emphasis">PROVINCIA DE [UGSP_NOMBRE]</text:span></text:p>
        <text:p text:style-name="MP3"><text:span text:style-name="Strong_20_Emphasis">AUDITORIA DE CALIDAD PRESTACIONAL</text:span></text:p>
        <text:p text:style-name="MP1"><text:span text:style-name="Strong_20_Emphasis">PERIODO:</text:span> [PERIODO_NOMBRE]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Bosio</meta:initial-creator>
    <meta:creation-date>2015-09-05T09:28:17.890081383</meta:creation-date>
    <dc:date>2015-09-05T10:25:58.765242966</dc:date>
    <dc:creator>Santiago Bosio</dc:creator>
    <meta:editing-duration>PT42M27S</meta:editing-duration>
    <meta:editing-cycles>7</meta:editing-cycles>
    <meta:generator>LibreOffice/4.3.7.2$Linux_X86_64 LibreOffice_project/430$Build-2</meta:generator>
    <meta:document-statistic meta:table-count="0" meta:image-count="1" meta:object-count="0" meta:page-count="1" meta:paragraph-count="4" meta:word-count="11" meta:character-count="109" meta:non-whitespace-character-count="102"/>
  </office:meta>
</office:document-meta>
</file>